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D0000005BDE159F7DA6C34F6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69cm" fo:margin-left="-0.199cm" fo:margin-top="0cm" fo:margin-bottom="0cm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6.826cm"/>
    </style:style>
    <style:style style:name="Table1.D" style:family="table-column">
      <style:table-column-properties style:column-width="4.392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style:min-row-height="0.706cm" fo:keep-together="auto"/>
    </style:style>
    <style:style style:name="Table1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D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1.A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1.C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1.D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2" style:family="table">
      <style:table-properties style:width="16.193cm" fo:margin-left="-0.199cm" fo:margin-top="0cm" fo:margin-bottom="0cm" table:align="left" style:writing-mode="lr-tb"/>
    </style:style>
    <style:style style:name="Table2.A" style:family="table-column">
      <style:table-column-properties style:column-width="2.858cm"/>
    </style:style>
    <style:style style:name="Table2.B" style:family="table-column">
      <style:table-column-properties style:column-width="2.671cm"/>
    </style:style>
    <style:style style:name="Table2.C" style:family="table-column">
      <style:table-column-properties style:column-width="6.244cm"/>
    </style:style>
    <style:style style:name="Table2.D" style:family="table-column">
      <style:table-column-properties style:column-width="4.42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D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C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D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C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D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C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D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C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2.D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3" style:family="table">
      <style:table-properties style:width="15.558cm" fo:margin-top="0cm" fo:margin-bottom="0cm" table:align="center" style:writing-mode="lr-tb"/>
    </style:style>
    <style:style style:name="Table3.A" style:family="table-column">
      <style:table-column-properties style:column-width="1.191cm"/>
    </style:style>
    <style:style style:name="Table3.B" style:family="table-column">
      <style:table-column-properties style:column-width="6.562cm"/>
    </style:style>
    <style:style style:name="Table3.C" style:family="table-column">
      <style:table-column-properties style:column-width="3.36cm"/>
    </style:style>
    <style:style style:name="Table3.D" style:family="table-column">
      <style:table-column-properties style:column-width="4.445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fo:background-color="#dbe5f1" fo:padding="0.176cm" fo:border="1pt solid #000001">
        <style:background-image/>
      </style:table-cell-properties>
    </style:style>
    <style:style style:name="Table3.A2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4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6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8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9" style:family="table-row">
      <style:table-row-properties style:min-row-height="0.706cm" fo:keep-together="auto"/>
    </style:style>
    <style:style style:name="Table3.A10" style:family="table-cell">
      <style:table-cell-properties style:vertical-align="middle" fo:padding="0.176cm" fo:border-left="1pt solid #000001" fo:border-right="1pt solid #000001" fo:border-top="0.75pt solid #000001" fo:border-bottom="1pt solid #000001"/>
    </style:style>
    <style:style style:name="Table3.A14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D14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16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e3.A17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C17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18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e3.A19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20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e3.A21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B21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22" style:family="table-cell">
      <style:table-cell-properties fo:padding="0.176cm" fo:border-left="1pt solid #000001" fo:border-right="1pt solid #000001" fo:border-top="none" fo:border-bottom="0.75pt solid #000001"/>
    </style:style>
    <style:style style:name="Table3.B22" style:family="table-cell">
      <style:table-cell-properties fo:padding="0.176cm" fo:border-left="1pt solid #000001" fo:border-right="1pt solid #000001" fo:border-top="none" fo:border-bottom="0.75pt solid #000001"/>
    </style:style>
    <style:style style:name="Table3.A23" style:family="table-cell">
      <style:table-cell-properties fo:padding="0.176cm" fo:border-left="1pt solid #000001" fo:border-right="1pt solid #000001" fo:border-top="none" fo:border-bottom="1pt solid #000001"/>
    </style:style>
    <style:style style:name="Table3.A24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e3.A25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e3.A26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e3.A27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1" style:family="table">
      <style:table-properties style:width="15.558cm" fo:margin-top="0cm" fo:margin-bottom="0cm" table:align="center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6.562cm"/>
    </style:style>
    <style:style style:name="Tabla1.C" style:family="table-column">
      <style:table-column-properties style:column-width="7.805cm"/>
    </style:style>
    <style:style style:name="Tabla1.1" style:family="table-row">
      <style:table-row-properties style:min-row-height="0.67cm" fo:keep-together="auto"/>
    </style:style>
    <style:style style:name="Tabla1.A1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a1.C1" style:family="table-cell">
      <style:table-cell-properties fo:background-color="#dbe5f1" fo:padding="0.176cm" fo:border="1pt solid #000001">
        <style:background-image/>
      </style:table-cell-properties>
    </style:style>
    <style:style style:name="Tabla1.A2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1.C2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1.A4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1.A6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1.B6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" style:family="table">
      <style:table-properties style:width="15.558cm" fo:margin-top="0cm" fo:margin-bottom="0cm" table:align="center" style:writing-mode="lr-tb"/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6.562cm"/>
    </style:style>
    <style:style style:name="Tabla2.C" style:family="table-column">
      <style:table-column-properties style:column-width="7.805cm"/>
    </style:style>
    <style:style style:name="Tabla2.1" style:family="table-row">
      <style:table-row-properties style:min-row-height="0.67cm" fo:keep-together="auto"/>
    </style:style>
    <style:style style:name="Tabla2.A1" style:family="table-cell">
      <style:table-cell-properties fo:background-color="#dbe5f1" fo:padding="0.176cm" fo:border-left="1pt solid #000001" fo:border-right="1pt solid #000001" fo:border-top="0.75pt solid #000001" fo:border-bottom="1pt solid #000001">
        <style:background-image/>
      </style:table-cell-properties>
    </style:style>
    <style:style style:name="Tabla2.C1" style:family="table-cell">
      <style:table-cell-properties fo:background-color="#dbe5f1" fo:padding="0.176cm" fo:border="1pt solid #000001">
        <style:background-image/>
      </style:table-cell-properties>
    </style:style>
    <style:style style:name="Tabla2.A2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C2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A4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A6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B6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A7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Tabla2.B7" style:family="table-cell">
      <style:table-cell-properties fo:padding="0.176cm" fo:border-left="1pt solid #000001" fo:border-right="1pt solid #000001" fo:border-top="0.75pt solid #000001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variant="small-caps" fo:font-size="10pt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orphans="0" fo:widows="0" fo:padding="0cm" fo:border="none"/>
      <style:text-properties fo:font-variant="small-caps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8" style:family="paragraph" style:parent-style-name="Standard">
      <style:paragraph-properties fo:margin-top="0cm" fo:margin-bottom="0cm" loext:contextual-spacing="false" fo:padding="0cm" fo:border="none">
        <style:tab-stops>
          <style:tab-stop style:position="0.751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officeooo:rsid="00168997" officeooo:paragraph-rsid="00168997"/>
    </style:style>
    <style:style style:name="P10" style:family="paragraph" style:parent-style-name="Subtitle">
      <style:paragraph-properties fo:margin-top="0cm" fo:margin-bottom="0cm" loext:contextual-spacing="false" fo:padding="0cm" fo:border="none"/>
    </style:style>
    <style:style style:name="P11" style:family="paragraph" style:parent-style-name="Subtitle">
      <style:paragraph-properties fo:margin-top="0cm" fo:margin-bottom="0cm" loext:contextual-spacing="false" fo:padding="0cm" fo:border="none"/>
      <style:text-properties fo:color="#000000"/>
    </style:style>
    <style:style style:name="P12" style:family="paragraph" style:parent-style-name="Subtitle">
      <style:paragraph-properties fo:margin-top="0cm" fo:margin-bottom="0cm" loext:contextual-spacing="false" fo:line-height="115%" fo:padding="0cm" fo:border="none">
        <style:tab-stops>
          <style:tab-stop style:position="0.501cm"/>
        </style:tab-stops>
      </style:paragraph-properties>
      <style:text-properties fo:color="#000000"/>
    </style:style>
    <style:style style:name="P13" style:family="paragraph" style:parent-style-name="Subtitle">
      <style:paragraph-properties fo:margin-top="0cm" fo:margin-bottom="0cm" loext:contextual-spacing="false" fo:padding="0cm" fo:border="none"/>
      <style:text-properties fo:color="#000000" fo:font-size="9pt" style:font-size-asian="9pt" style:font-size-complex="9pt"/>
    </style:style>
    <style:style style:name="P14" style:family="paragraph" style:parent-style-name="Subtitle">
      <style:paragraph-properties fo:margin-top="0cm" fo:margin-bottom="0cm" loext:contextual-spacing="false" fo:text-align="center" style:justify-single-word="false" fo:padding="0cm" fo:border="none"/>
      <style:text-properties fo:color="#000000" fo:font-size="9pt" style:font-size-asian="9pt" style:font-size-complex="9pt"/>
    </style:style>
    <style:style style:name="P15" style:family="paragraph" style:parent-style-name="Subtitle">
      <style:paragraph-properties fo:margin-top="0cm" fo:margin-bottom="0cm" loext:contextual-spacing="false" fo:text-align="center" style:justify-single-word="false" fo:padding="0cm" fo:border="none"/>
    </style:style>
    <style:style style:name="P16" style:family="paragraph" style:parent-style-name="Subtitle">
      <style:paragraph-properties fo:margin-top="0cm" fo:margin-bottom="0cm" loext:contextual-spacing="false" fo:text-align="start" style:justify-single-word="false" fo:padding="0cm" fo:border="none"/>
    </style:style>
    <style:style style:name="P17" style:family="paragraph" style:parent-style-name="Subtitle">
      <style:paragraph-properties fo:margin-top="0cm" fo:margin-bottom="0cm" loext:contextual-spacing="false" fo:text-align="start" style:justify-single-word="false" fo:padding="0cm" fo:border="none"/>
      <style:text-properties fo:font-size="9pt" style:font-size-asian="9pt" style:font-size-complex="9pt"/>
    </style:style>
    <style:style style:name="P18" style:family="paragraph" style:parent-style-name="Subtitle">
      <style:paragraph-properties fo:margin-top="0cm" fo:margin-bottom="0cm" loext:contextual-spacing="false" fo:text-align="center" style:justify-single-word="false" fo:padding="0cm" fo:border="none"/>
      <style:text-properties officeooo:rsid="001da908" officeooo:paragraph-rsid="001da908"/>
    </style:style>
    <style:style style:name="P19" style:family="paragraph" style:parent-style-name="Subtitle">
      <style:paragraph-properties fo:margin-top="0cm" fo:margin-bottom="0cm" loext:contextual-spacing="false" fo:text-align="start" style:justify-single-word="false" fo:padding="0cm" fo:border="none"/>
      <style:text-properties officeooo:rsid="001da908" officeooo:paragraph-rsid="001da908"/>
    </style:style>
    <style:style style:name="P20" style:family="paragraph" style:parent-style-name="Subtitle">
      <style:paragraph-properties fo:margin-top="0cm" fo:margin-bottom="0cm" loext:contextual-spacing="false" fo:padding="0cm" fo:border="none"/>
      <style:text-properties officeooo:rsid="001da908" officeooo:paragraph-rsid="001da908"/>
    </style:style>
    <style:style style:name="P21" style:family="paragraph" style:parent-style-name="Standard">
      <style:paragraph-properties fo:margin-top="0.501cm" fo:margin-bottom="0.529cm" loext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2" style:family="paragraph" style:parent-style-name="Standard">
      <style:paragraph-properties fo:margin-left="0cm" fo:margin-right="0.194cm" fo:margin-top="0.501cm" fo:margin-bottom="0.529cm" loext:contextual-spacing="false" fo:line-height="100%" fo:text-align="center" style:justify-single-word="false" fo:text-indent="-0.37cm" style:auto-text-indent="false" fo:padding="0cm" fo:border="non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top="0cm" fo:margin-bottom="0.353cm" loext:contextual-spacing="false" fo:line-height="115%"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 fo:padding="0cm" fo:border="none">
        <style:tab-stops>
          <style:tab-stop style:position="15.589cm" style:type="right"/>
        </style:tab-stops>
      </style:paragraph-properties>
    </style:style>
    <style:style style:name="P25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 fo:padding="0cm" fo:border="none">
        <style:tab-stops>
          <style:tab-stop style:position="15.589cm" style:type="right"/>
        </style:tab-stops>
      </style:paragraph-properties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</style:style>
    <style:style style:name="P27" style:family="paragraph" style:parent-style-name="Subtitle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</style:style>
    <style:style style:name="P28" style:family="paragraph" style:parent-style-name="Subtitle">
      <style:paragraph-properties fo:margin-left="0cm" fo:margin-right="0cm" fo:margin-top="0cm" fo:margin-bottom="0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officeooo:paragraph-rsid="001da908"/>
    </style:style>
    <style:style style:name="P29" style:family="paragraph" style:parent-style-name="Subtitl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fo:font-size="9pt" officeooo:rsid="00168997" officeooo:paragraph-rsid="00168997" style:font-size-asian="9pt" style:font-size-complex="9pt"/>
    </style:style>
    <style:style style:name="P30" style:family="paragraph" style:parent-style-name="Heading_20_5">
      <style:paragraph-properties fo:margin-left="0cm" fo:margin-right="0cm" fo:margin-top="0.388cm" fo:margin-bottom="0cm" loext:contextual-spacing="false" fo:line-height="100%" fo:text-indent="0cm" style:auto-text-indent="false" fo:padding="0cm" fo:border="none"/>
    </style:style>
    <style:style style:name="P31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 fo:padding="0cm" fo:border="none">
        <style:tab-stops>
          <style:tab-stop style:position="15.589cm" style:type="right"/>
        </style:tab-stops>
      </style:paragraph-properties>
    </style:style>
    <style:style style:name="P32" style:family="paragraph" style:parent-style-name="Heading_20_1">
      <style:paragraph-properties fo:margin-top="0.847cm" fo:margin-bottom="0.212cm" loext:contextual-spacing="false" fo:break-before="page" fo:padding="0cm" fo:border="none"/>
    </style:style>
    <style:style style:name="P33" style:family="paragraph" style:parent-style-name="Heading_20_1">
      <style:paragraph-properties fo:margin-top="0.847cm" fo:margin-bottom="0.212cm" loext:contextual-spacing="false" fo:text-align="justify" style:justify-single-word="false" fo:break-before="page" fo:padding="0cm" fo:border="none"/>
    </style:style>
    <style:style style:name="P34" style:family="paragraph" style:parent-style-name="Heading_20_1">
      <style:paragraph-properties fo:margin-top="0.847cm" fo:margin-bottom="0.212cm" loext:contextual-spacing="false" fo:padding="0cm" fo:border="none"/>
    </style:style>
    <style:style style:name="P35" style:family="paragraph" style:parent-style-name="Heading_20_2">
      <style:paragraph-properties fo:margin-top="0.635cm" fo:margin-bottom="0.141cm" loext:contextual-spacing="false" fo:padding="0cm" fo:border="none"/>
    </style:style>
    <style:style style:name="P36" style:family="paragraph" style:parent-style-name="Heading_20_2">
      <style:paragraph-properties fo:margin-top="0.635cm" fo:margin-bottom="0.141cm" loext:contextual-spacing="false" fo:padding="0cm" fo:border="none"/>
      <style:text-properties style:font-name="Arial" fo:font-size="12pt" style:font-name-asian="Arial2" style:font-size-asian="12pt" style:font-name-complex="Arial2" style:font-size-complex="12pt"/>
    </style:style>
    <style:style style:name="P37" style:family="paragraph" style:parent-style-name="Subtitle">
      <style:paragraph-properties fo:margin-left="-0.012cm" fo:margin-right="0cm" fo:margin-top="0cm" fo:margin-bottom="0cm" loext:contextual-spacing="false" fo:line-height="115%" fo:text-indent="0cm" style:auto-text-indent="false" fo:padding="0cm" fo:border="none">
        <style:tab-stops>
          <style:tab-stop style:position="0.501cm"/>
        </style:tab-stops>
      </style:paragraph-properties>
      <style:text-properties fo:color="#000000"/>
    </style:style>
    <style:style style:name="P38" style:family="paragraph" style:parent-style-name="Subtitle">
      <style:paragraph-properties fo:margin-left="-0.012cm" fo:margin-right="0cm" fo:margin-top="0cm" fo:margin-bottom="0cm" loext:contextual-spacing="false" fo:line-height="115%" fo:text-indent="0cm" style:auto-text-indent="false" fo:padding="0cm" fo:border="none">
        <style:tab-stops>
          <style:tab-stop style:position="-0.012cm"/>
        </style:tab-stops>
      </style:paragraph-properties>
      <style:text-properties fo:color="#000000"/>
    </style:style>
    <style:style style:name="P39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style:font-size-asian="9pt" style:font-size-complex="9pt"/>
    </style:style>
    <style:style style:name="P40" style:family="paragraph" style:parent-style-name="Subtitle">
      <style:paragraph-properties fo:margin-left="0.25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 fo:font-size="9pt" style:font-size-asian="9pt" style:font-size-complex="9pt"/>
    </style:style>
    <style:style style:name="P41" style:family="paragraph" style:parent-style-name="Subtitle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fo:font-size="9pt" style:font-size-asian="9pt" style:font-size-complex="9pt"/>
    </style:style>
    <style:style style:name="P42" style:family="paragraph" style:parent-style-name="Subtitle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fo:font-size="9pt" officeooo:paragraph-rsid="0022fe40" style:font-size-asian="9pt" style:font-size-complex="9pt"/>
    </style:style>
    <style:style style:name="P43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68997" officeooo:paragraph-rsid="00168997" style:font-size-asian="9pt" style:font-size-complex="9pt"/>
    </style:style>
    <style:style style:name="P44" style:family="paragraph" style:parent-style-name="Subtitle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 fo:padding="0cm" fo:border="none"/>
      <style:text-properties fo:color="#000000" fo:font-size="9pt" officeooo:rsid="00168997" officeooo:paragraph-rsid="00168997" style:font-size-asian="9pt" style:font-size-complex="9pt"/>
    </style:style>
    <style:style style:name="P45" style:family="paragraph" style:parent-style-name="Subtitle">
      <style:paragraph-properties fo:margin-left="0.25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 fo:font-size="9pt" officeooo:rsid="00168997" officeooo:paragraph-rsid="00168997" style:font-size-asian="9pt" style:font-size-complex="9pt"/>
    </style:style>
    <style:style style:name="P46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827fe" officeooo:paragraph-rsid="00197bc5" style:font-size-asian="9pt" style:font-size-complex="9pt"/>
    </style:style>
    <style:style style:name="P47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827fe" officeooo:paragraph-rsid="001ae9b2" style:font-size-asian="9pt" style:font-size-complex="9pt"/>
    </style:style>
    <style:style style:name="P48" style:family="paragraph" style:parent-style-name="Subtitle">
      <style:paragraph-properties fo:margin-left="0.25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000000" fo:font-size="9pt" officeooo:rsid="0018d492" officeooo:paragraph-rsid="0018d492" style:font-size-asian="9pt" style:font-size-complex="9pt"/>
    </style:style>
    <style:style style:name="P49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8d492" officeooo:paragraph-rsid="0018d492" style:font-size-asian="9pt" style:font-size-complex="9pt"/>
    </style:style>
    <style:style style:name="P50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a9fc5" officeooo:paragraph-rsid="001827fe" style:font-size-asian="9pt" style:font-size-complex="9pt"/>
    </style:style>
    <style:style style:name="P51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da908" officeooo:paragraph-rsid="001da908" style:font-size-asian="9pt" style:font-size-complex="9pt"/>
    </style:style>
    <style:style style:name="P52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22fe40" officeooo:paragraph-rsid="0022fe40" style:font-size-asian="9pt" style:font-size-complex="9pt"/>
    </style:style>
    <style:style style:name="P53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236e18" officeooo:paragraph-rsid="00236e18" style:font-size-asian="9pt" style:font-size-complex="9pt"/>
    </style:style>
    <style:style style:name="P54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23b2ad" officeooo:paragraph-rsid="0023b2ad" style:font-size-asian="9pt" style:font-size-complex="9pt"/>
    </style:style>
    <style:style style:name="P55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254358" officeooo:paragraph-rsid="00254358" style:font-size-asian="9pt" style:font-size-complex="9pt"/>
    </style:style>
    <style:style style:name="P56" style:family="paragraph" style:parent-style-name="Standard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style:font-size-asian="9pt" style:font-size-complex="9pt"/>
    </style:style>
    <style:style style:name="P57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fo:font-size="9pt" style:font-size-asian="9pt" style:font-size-complex="9pt"/>
    </style:style>
    <style:style style:name="P58" style:family="paragraph" style:parent-style-name="Standard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827fe" officeooo:paragraph-rsid="00197bc5" style:font-size-asian="9pt" style:font-size-complex="9pt"/>
    </style:style>
    <style:style style:name="P59" style:family="paragraph" style:parent-style-name="Text_20_body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60" style:family="paragraph" style:parent-style-name="Subtitle">
      <style:paragraph-properties fo:margin-left="0.25cm" fo:margin-right="0cm" fo:margin-top="0cm" fo:margin-bottom="0.212cm" loext:contextual-spacing="false" fo:line-height="100%" fo:text-align="center" style:justify-single-word="false" fo:text-indent="0cm" style:auto-text-indent="false" fo:padding="0cm" fo:border="none"/>
      <style:text-properties fo:color="#000000"/>
    </style:style>
    <style:style style:name="P61" style:family="paragraph" style:parent-style-name="Standard">
      <style:text-properties officeooo:paragraph-rsid="0023b2ad"/>
    </style:style>
    <style:style style:name="P62" style:family="paragraph" style:parent-style-name="Text_20_body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1f2ef9" officeooo:paragraph-rsid="0022fe40" style:text-blinking="false" fo:background-color="transparent" style:font-size-asian="9pt" style:font-size-complex="9pt"/>
    </style:style>
    <style:style style:name="P63" style:family="paragraph" style:parent-style-name="Title" style:master-page-name="First_20_Page">
      <style:paragraph-properties fo:margin-top="0.847cm" fo:margin-bottom="0.212cm" loext:contextual-spacing="false" fo:text-align="center" style:justify-single-word="false" style:page-number="auto" fo:padding="0cm" fo:border="none"/>
    </style:style>
    <style:style style:name="P64" style:family="paragraph" style:parent-style-name="Subtitle" style:list-style-name="WWNum1">
      <style:paragraph-properties fo:margin-left="1.27cm" fo:margin-right="0cm" fo:margin-top="0cm" fo:margin-bottom="0cm" loext:contextual-spacing="true" fo:line-height="115%" fo:text-indent="-0.635cm" style:auto-text-indent="false" fo:padding="0cm" fo:border="none">
        <style:tab-stops>
          <style:tab-stop style:position="0.501cm"/>
        </style:tab-stops>
      </style:paragraph-properties>
      <style:text-properties fo:color="#000000"/>
    </style:style>
    <style:style style:name="P65" style:family="paragraph" style:parent-style-name="Subtitle" style:list-style-name="WWNum1">
      <style:paragraph-properties fo:margin-left="1.27cm" fo:margin-right="0cm" fo:text-indent="-0.635cm" style:auto-text-indent="false" fo:padding="0cm" fo:border="none">
        <style:tab-stops>
          <style:tab-stop style:position="0.501cm"/>
        </style:tab-stops>
      </style:paragraph-properties>
      <style:text-properties fo:color="#000000"/>
    </style:style>
    <style:style style:name="P66" style:family="paragraph" style:parent-style-name="Subtitle" style:list-style-name="L1">
      <style:paragraph-properties fo:margin-top="0cm" fo:margin-bottom="0cm" loext:contextual-spacing="false" fo:padding="0cm" fo:border="none"/>
      <style:text-properties fo:color="#000000" fo:font-size="9pt" officeooo:rsid="0026eb6f" officeooo:paragraph-rsid="0026eb6f" style:font-size-asian="9pt" style:font-size-complex="9pt"/>
    </style:style>
    <style:style style:name="P67" style:family="paragraph" style:parent-style-name="Subtitle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fo:font-size="9pt" officeooo:rsid="0022fe40" officeooo:paragraph-rsid="0022fe40" style:font-size-asian="9pt" style:font-size-complex="9pt"/>
    </style:style>
    <style:style style:name="P68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68997" officeooo:paragraph-rsid="0026eb6f" style:font-size-asian="9pt" style:font-size-complex="9pt"/>
    </style:style>
    <style:style style:name="P69" style:family="paragraph" style:parent-style-name="Subtitle">
      <style:paragraph-properties fo:margin-left="0.25cm" fo:margin-right="0cm" fo:margin-top="0cm" fo:margin-bottom="0cm" loext:contextual-spacing="false" fo:text-indent="0cm" style:auto-text-indent="false" fo:padding="0cm" fo:border="none"/>
      <style:text-properties fo:color="#000000" fo:font-size="9pt" officeooo:rsid="00168997" officeooo:paragraph-rsid="00168997" style:font-size-asian="9pt" style:font-size-complex="9pt"/>
    </style:style>
    <style:style style:name="P70" style:family="paragraph" style:parent-style-name="Subtitle">
      <style:paragraph-properties fo:margin-left="0.25cm" fo:margin-right="0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rsid="001f2ef9" officeooo:paragraph-rsid="0022fe40" style:text-blinking="false" fo:background-color="transparent" style:font-size-asian="9pt" style:font-size-complex="9pt"/>
    </style:style>
    <style:style style:name="T1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68997"/>
    </style:style>
    <style:style style:name="T5" style:family="text">
      <style:text-properties officeooo:rsid="0018d492"/>
    </style:style>
    <style:style style:name="T6" style:family="text">
      <style:text-properties officeooo:rsid="00197bc5"/>
    </style:style>
    <style:style style:name="T7" style:family="text">
      <style:text-properties officeooo:rsid="001a9fc5"/>
    </style:style>
    <style:style style:name="T8" style:family="text">
      <style:text-properties officeooo:rsid="001ae9b2"/>
    </style:style>
    <style:style style:name="T9" style:family="text">
      <style:text-properties officeooo:rsid="001da908"/>
    </style:style>
    <style:style style:name="T10" style:family="text">
      <style:text-properties officeooo:rsid="001f2ef9"/>
    </style:style>
    <style:style style:name="T11" style:family="text">
      <style:text-properties officeooo:rsid="0022fe40"/>
    </style:style>
    <style:style style:name="T12" style:family="text">
      <style:text-properties fo:font-variant="normal" fo:text-transform="none" style:text-line-through-style="none" style:text-line-through-type="none" style:font-name="Arial1" fo:font-style="normal" style:text-underline-style="none" fo:font-weight="normal" officeooo:rsid="001f2ef9" style:text-blinking="false" fo:background-color="transparent" loext:char-shading-value="0"/>
    </style:style>
    <style:style style:name="T13" style:family="text">
      <style:text-properties officeooo:rsid="0023b2ad"/>
    </style:style>
    <style:style style:name="T14" style:family="text">
      <style:text-properties officeooo:rsid="00254358"/>
    </style:style>
    <style:style style:name="T15" style:family="text">
      <style:text-properties officeooo:rsid="0026eb6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5.00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j21pzbi4n2sf"/>F_REV_10 Revisión del registro de evidencia<text:line-break/><text:span text:style-name="T2">&lt; … &gt;</text:span></text:p>
      <text:p text:style-name="P6"/>
      <text:p text:style-name="P12"><text:bookmark text:name="_y75233xa6b2y"/>Evidencia de la aplicación de los Procedimientos Generales de Verificación v1.0</text:p>
      <text:p text:style-name="P1"/>
      <text:p text:style-name="P11"><text:bookmark text:name="_8vgs62p6p1l2"/>Autor del presente formulario:</text:p>
      <text:list xml:id="list8880492366202633598" text:style-name="WWNum1">
        <text:list-item>
          <text:p text:style-name="P64"><text:bookmark text:name="_eiag2pglem53"/>Dr. Ing. Ariel Lutenberg (UBA, CONICET)</text:p>
        </text:list-item>
      </text:list>
      <text:p text:style-name="P11"><text:bookmark text:name="_8vgs62p6p1l21"/></text:p>
      <text:p text:style-name="P11"><text:bookmark text:name="_8vgs62p6p1l22"/>Revisores del presente formulario:</text:p>
      <text:list xml:id="list192436048320584" text:continue-numbering="true" text:style-name="WWNum1">
        <text:list-item>
          <text:p text:style-name="P65"><text:bookmark text:name="_936qcnscvbsy"/>Mg. Ing. María de los Ángeles Gómez López (UNT)</text:p>
        </text:list-item>
        <text:list-item>
          <text:p text:style-name="P65"><text:bookmark text:name="_8l8j5nn2hex2"/>Ing. Adrián Laiuppa (UTN-FRBB)</text:p>
        </text:list-item>
        <text:list-item>
          <text:p text:style-name="P65"><text:bookmark text:name="_q8dblan148eb"/>Ing. Diego González Dondo (UTN-FRC)</text:p>
        </text:list-item>
      </text:list>
      <text:p text:style-name="P11"><text:bookmark text:name="_8vgs62p6p1l23"/></text:p>
      <text:p text:style-name="P38"><text:bookmark text:name="_mc88rkg0mjw"/>Aprobó el presente formulario:</text:p>
      <text:list xml:id="list192436993781954" text:continue-numbering="true" text:style-name="WWNum1">
        <text:list-item>
          <text:p text:style-name="P64"><text:bookmark text:name="_dd0qumj035na"/>Dr. Ing. Emanuel Irrazábal (UNNE)</text:p>
        </text:list-item>
      </text:list>
      <text:p text:style-name="P37"><text:bookmark text:name="_1ss68thsvzrs"/></text:p>
      <text:p text:style-name="P37"><text:bookmark text:name="_v9b68396x7pa"/>Este formulario fue realizado en el marco del Proyecto CIAA en noviembre de 2016 <text:line-break/>y es de libre distribución.</text:p>
      <text:p text:style-name="P6"/>
      <text:p text:style-name="P33"><text:bookmark text:name="_hpsmggpt38c8"/>1 Registro de cambios y lista de distribución</text:p>
      <text:p text:style-name="P36"><text:bookmark text:name="_1moqgf3vamup"/>1.1 Registro de cambi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text:bookmark text:name="_dx0yevwvz6mk"/>Versión</text:p>
          </table:table-cell>
          <table:table-cell table:style-name="Table1.A1" office:value-type="string">
            <text:p text:style-name="P15"><text:bookmark text:name="_dx0yevwvz6mk1"/>Fecha</text:p>
          </table:table-cell>
          <table:table-cell table:style-name="Table1.A1" office:value-type="string">
            <text:p text:style-name="P15"><text:bookmark text:name="_dx0yevwvz6mk2"/>Descripción</text:p>
          </table:table-cell>
          <table:table-cell table:style-name="Table1.A1" office:value-type="string">
            <text:p text:style-name="P15"><text:bookmark text:name="_dx0yevwvz6mk3"/>Autor</text:p>
          </table:table-cell>
        </table:table-row>
        <table:table-row table:style-name="Table1.2">
          <table:table-cell table:style-name="Table1.A2" office:value-type="string">
            <text:p text:style-name="P15"><text:bookmark text:name="_kn4fa65x6hhp"/>1.0</text:p>
          </table:table-cell>
          <table:table-cell table:style-name="Table1.B2" office:value-type="string">
            <text:p text:style-name="P15"><text:bookmark text:name="_yu8j5kvk5cw2"/>01/11/2016</text:p>
          </table:table-cell>
          <table:table-cell table:style-name="Table1.C2" office:value-type="string">
            <text:p text:style-name="P27"><text:bookmark text:name="_li3l0rj58w2h"/>Creación del formulario de revisión</text:p>
          </table:table-cell>
          <table:table-cell table:style-name="Table1.D2" office:value-type="string">
            <text:p text:style-name="P16"><text:bookmark text:name="_nqi544rq50hn"/>Dr. Ing. Ariel Lutenberg</text:p>
          </table:table-cell>
        </table:table-row>
        <table:table-row table:style-name="Table1.2">
          <table:table-cell table:style-name="Table1.A3" office:value-type="string">
            <text:p text:style-name="P18">2.0</text:p>
          </table:table-cell>
          <table:table-cell table:style-name="Table1.B3" office:value-type="string">
            <text:p text:style-name="P18">11/08/2017</text:p>
          </table:table-cell>
          <table:table-cell table:style-name="Table1.C3" office:value-type="string">
            <text:p text:style-name="P28">revisión <text:span text:style-name="T9">de R_ARI_10</text:span></text:p>
          </table:table-cell>
          <table:table-cell table:style-name="Table1.D3" office:value-type="string">
            <text:p text:style-name="P19">Prof. Ing. Leandro Batlle</text:p>
          </table:table-cell>
        </table:table-row>
      </table:table>
      <text:p text:style-name="P10"><text:bookmark text:name="_fxd1wlqufm8l"/></text:p>
      <text:p text:style-name="P35"><text:bookmark text:name="_m82yrqkwv2bh"/>1.2 Lista de distribució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bookmark text:name="_687krlhbxai0"/>Versión</text:p>
          </table:table-cell>
          <table:table-cell table:style-name="Table2.A1" office:value-type="string">
            <text:p text:style-name="P15"><text:bookmark text:name="_687krlhbxai01"/>Fecha</text:p>
          </table:table-cell>
          <table:table-cell table:style-name="Table2.A1" office:value-type="string">
            <text:p text:style-name="P15"><text:bookmark text:name="_687krlhbxai02"/>Entregada a</text:p>
          </table:table-cell>
          <table:table-cell table:style-name="Table2.A1" office:value-type="string">
            <text:p text:style-name="P15"><text:bookmark text:name="_687krlhbxai03"/>Firma</text:p>
          </table:table-cell>
        </table:table-row>
        <table:table-row table:style-name="Table2.1">
          <table:table-cell table:style-name="Table2.A2" office:value-type="string">
            <text:p text:style-name="P20"><text:bookmark text:name="_687krlhbxai04"/>2.0</text:p>
          </table:table-cell>
          <table:table-cell table:style-name="Table2.B2" office:value-type="string">
            <text:p text:style-name="P20"><text:bookmark text:name="_687krlhbxai05"/>12/08/2017</text:p>
          </table:table-cell>
          <table:table-cell table:style-name="Table2.C2" office:value-type="string">
            <text:p text:style-name="P20"><text:bookmark text:name="_687krlhbxai06"/>Ariel Lutenberg</text:p>
          </table:table-cell>
          <table:table-cell table:style-name="Table2.D2" office:value-type="string">
            <text:p text:style-name="P10"><text:bookmark text:name="_687krlhbxai07"/></text:p>
          </table:table-cell>
        </table:table-row>
        <table:table-row table:style-name="Table2.1">
          <table:table-cell table:style-name="Table2.A3" office:value-type="string">
            <text:p text:style-name="P10"><text:bookmark text:name="_687krlhbxai08"/></text:p>
          </table:table-cell>
          <table:table-cell table:style-name="Table2.B3" office:value-type="string">
            <text:p text:style-name="P10"><text:bookmark text:name="_687krlhbxai09"/></text:p>
          </table:table-cell>
          <table:table-cell table:style-name="Table2.C3" office:value-type="string">
            <text:p text:style-name="P10"><text:bookmark text:name="_687krlhbxai010"/></text:p>
          </table:table-cell>
          <table:table-cell table:style-name="Table2.D3" office:value-type="string">
            <text:p text:style-name="P10"><text:bookmark text:name="_687krlhbxai011"/></text:p>
          </table:table-cell>
        </table:table-row>
        <table:table-row table:style-name="Table2.1">
          <table:table-cell table:style-name="Table2.A4" office:value-type="string">
            <text:p text:style-name="P10"><text:bookmark text:name="_687krlhbxai012"/></text:p>
          </table:table-cell>
          <table:table-cell table:style-name="Table2.B4" office:value-type="string">
            <text:p text:style-name="P10"><text:bookmark text:name="_687krlhbxai013"/></text:p>
          </table:table-cell>
          <table:table-cell table:style-name="Table2.C4" office:value-type="string">
            <text:p text:style-name="P10"><text:bookmark text:name="_687krlhbxai014"/></text:p>
          </table:table-cell>
          <table:table-cell table:style-name="Table2.D4" office:value-type="string">
            <text:p text:style-name="P10"><text:bookmark text:name="_687krlhbxai015"/></text:p>
          </table:table-cell>
        </table:table-row>
        <table:table-row table:style-name="Table2.1">
          <table:table-cell table:style-name="Table2.A5" office:value-type="string">
            <text:p text:style-name="P10"><text:bookmark text:name="_687krlhbxai016"/></text:p>
          </table:table-cell>
          <table:table-cell table:style-name="Table2.B5" office:value-type="string">
            <text:p text:style-name="P10"><text:bookmark text:name="_687krlhbxai017"/></text:p>
          </table:table-cell>
          <table:table-cell table:style-name="Table2.C5" office:value-type="string">
            <text:p text:style-name="P10"><text:bookmark text:name="_687krlhbxai018"/></text:p>
          </table:table-cell>
          <table:table-cell table:style-name="Table2.D5" office:value-type="string">
            <text:p text:style-name="P10"><text:bookmark text:name="_687krlhbxai019"/></text:p>
          </table:table-cell>
        </table:table-row>
        <table:table-row table:style-name="Table2.1">
          <table:table-cell table:style-name="Table2.A6" office:value-type="string">
            <text:p text:style-name="P10"><text:bookmark text:name="_687krlhbxai020"/></text:p>
          </table:table-cell>
          <table:table-cell table:style-name="Table2.B6" office:value-type="string">
            <text:p text:style-name="P10"><text:bookmark text:name="_687krlhbxai021"/></text:p>
          </table:table-cell>
          <table:table-cell table:style-name="Table2.C6" office:value-type="string">
            <text:p text:style-name="P10"><text:bookmark text:name="_687krlhbxai022"/></text:p>
          </table:table-cell>
          <table:table-cell table:style-name="Table2.D6" office:value-type="string">
            <text:p text:style-name="P10"><text:bookmark text:name="_687krlhbxai023"/></text:p>
          </table:table-cell>
        </table:table-row>
      </table:table>
      <text:p text:style-name="P10"><text:bookmark text:name="_53e4uhm9qb6i"/></text:p>
      <text:p text:style-name="P34"/>
      <text:p text:style-name="P34"/>
      <text:p text:style-name="P32"><text:bookmark text:name="_3h6l62c9v2sp"/>2 Tabla de contenido</text:p>
      <text:p text:style-name="P6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hpsmggpt38c8" text:style-name="Index_20_Link" text:visited-style-name="Index_20_Link"><text:span text:style-name="T3">1 Registro de cambios y lista de distribución</text:span></text:a><text:span text:style-name="T3"><text:tab/>1</text:span></text:p>
          <text:p text:style-name="P31"><text:a xlink:type="simple" xlink:href="#_1moqgf3vamup" text:style-name="Index_20_Link" text:visited-style-name="Index_20_Link">1.1 Registro de cambio</text:a><text:tab/>1</text:p>
          <text:p text:style-name="P31"><text:a xlink:type="simple" xlink:href="#_m82yrqkwv2bh" text:style-name="Index_20_Link" text:visited-style-name="Index_20_Link">1.2 Lista de distribución</text:a><text:tab/>1</text:p>
          <text:p text:style-name="P25"><text:a xlink:type="simple" xlink:href="#_3h6l62c9v2sp" text:style-name="Index_20_Link" text:visited-style-name="Index_20_Link"><text:span text:style-name="T3">2 Tabla de contenido</text:span></text:a><text:span text:style-name="T3"><text:tab/>2</text:span></text:p>
          <text:p text:style-name="P25"><text:a xlink:type="simple" xlink:href="#_2gh620pyhdwa" text:style-name="Index_20_Link" text:visited-style-name="Index_20_Link"><text:span text:style-name="T3">3 Formulario para la revisión</text:span></text:a><text:span text:style-name="T3"><text:tab/>3</text:span></text:p>
        </text:index-body>
      </text:table-of-content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32"><text:bookmark text:name="_2gh620pyhdwa"/>3 Resultado de la revisión</text:p>
      <text:p text:style-name="P30"><text:bookmark text:name="_rhhjx25p6ysi"/>Tabla 1</text:p>
      <text:p text:style-name="P60"><text:bookmark text:name="_fsc8arn276lf"/>Resultado de la revisió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40"><text:bookmark text:name="_i4clqdxjvegv"/>Nombre del documento revisado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4" office:value-type="string">
            <text:p text:style-name="P43"><text:bookmark text:name="_n1ia06tiiqi6"/>R_ARI_10 Análisis de Riesgos - Fase 3 - Proyecto DIMBA - v1.4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40"><text:bookmark text:name="_2icrfeqk8bg"/>Nombre del Procedimiento General utilizado para elaborar el documento revisado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4" table:number-columns-spanned="4" office:value-type="string">
            <text:p text:style-name="P56"><text:s/>PG_ARI_10 Análisis de Riesgos<text:bookmark text:name="_u6v7u2rjbw62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14"><text:bookmark text:name="_omsnlm7zmdd4"/>Listado de <text:s/>documento/s complementarios enviados para ser considerados en la revisió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6" table:number-columns-spanned="4" office:value-type="string">
            <text:list xml:id="list8525336561091181159" text:style-name="L1">
              <text:list-header>
                <text:p text:style-name="P66">Ninguno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4" office:value-type="string">
            <text:p text:style-name="P40"><text:bookmark text:name="_oz6297o6bgmn"/>Nombre del documento resultante de la revisió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4" office:value-type="string">
            <text:p text:style-name="P43"><text:bookmark text:name="_je6jbq6zqpz2"/>lbatlle-TP4 - F_VER_10 Revisión del registro de evidencia </text:p>
          </table:table-cell>
          <table:covered-table-cell/>
          <table:covered-table-cell/>
          <table:covered-table-cell/>
        </table:table-row>
        <table:table-row table:style-name="Table3.9">
          <table:table-cell table:style-name="Table3.A1" table:number-columns-spanned="2" office:value-type="string">
            <text:p text:style-name="P40"><text:bookmark text:name="_bwpz8bvcb66q"/>Nombre y apellido del revisor </text:p>
          </table:table-cell>
          <table:covered-table-cell/>
          <table:table-cell table:style-name="Table3.A1" office:value-type="string">
            <text:p text:style-name="P40"><text:bookmark text:name="_jcdkovbzh2um"/>Fecha de la revisión</text:p>
          </table:table-cell>
          <table:table-cell table:style-name="Table3.A1" office:value-type="string">
            <text:p text:style-name="P40"><text:bookmark text:name="_46il69ftslc8"/>Firma</text:p>
          </table:table-cell>
        </table:table-row>
        <table:table-row table:style-name="Table3.9">
          <table:table-cell table:style-name="Table3.A10" table:number-columns-spanned="2" office:value-type="string">
            <text:p text:style-name="P7"/>
            <text:p text:style-name="P9">Leandro Batlle</text:p>
          </table:table-cell>
          <table:covered-table-cell/>
          <table:table-cell table:style-name="Table3.A10" office:value-type="string">
            <text:p text:style-name="P44"><text:bookmark text:name="_qaz5kco6difo"/>11/08/2017</text:p>
            <text:p text:style-name="P26"/>
          </table:table-cell>
          <table:table-cell table:style-name="Table3.A10" office:value-type="string">
            <text:p text:style-name="P44"><text:bookmark text:name="_sxnae8riffzn"/>X</text:p>
            <text:p text:style-name="P26"/>
            <text:p text:style-name="P26"/>
          </table:table-cell>
        </table:table-row>
        <table:table-row table:style-name="Table3.9">
          <table:table-cell table:style-name="Table3.A1" table:number-columns-spanned="2" office:value-type="string">
            <text:p text:style-name="P40"><text:bookmark text:name="_jzk4fe4i05g6"/>Nombre y apellido del <text:line-break/>responsable de recepción</text:p>
          </table:table-cell>
          <table:covered-table-cell/>
          <table:table-cell table:style-name="Table3.A1" office:value-type="string">
            <text:p text:style-name="P40"><text:bookmark text:name="_5twl8nerk6nh"/>Fecha de la recepción</text:p>
          </table:table-cell>
          <table:table-cell table:style-name="Table3.A1" office:value-type="string">
            <text:p text:style-name="P40"><text:bookmark text:name="_nylnzgvi6k5y"/>Firma</text:p>
          </table:table-cell>
        </table:table-row>
        <table:table-row table:style-name="Table3.9">
          <table:table-cell table:style-name="Table3.A10" table:number-columns-spanned="2" office:value-type="string">
            <text:p text:style-name="P7"/>
            <text:p text:style-name="P9">Ariel Lutenberg</text:p>
          </table:table-cell>
          <table:covered-table-cell/>
          <table:table-cell table:style-name="Table3.A10" office:value-type="string">
            <text:p text:style-name="P45"><text:bookmark text:name="_7p572niq7ml4"/></text:p>
          </table:table-cell>
          <table:table-cell table:style-name="Table3.A10" office:value-type="string">
            <text:p text:style-name="P29"/>
            <text:p text:style-name="P26"/>
            <text:p text:style-name="P26"/>
          </table:table-cell>
        </table:table-row>
        <table:table-row table:style-name="Table3.1">
          <table:table-cell table:style-name="Table3.A1" table:number-columns-spanned="3" office:value-type="string">
            <text:p text:style-name="P40"><text:bookmark text:name="_y2sk6hs52xh"/>Opinión global del registro de evidencia revisado</text:p>
          </table:table-cell>
          <table:covered-table-cell/>
          <table:covered-table-cell/>
          <table:table-cell table:style-name="Table3.A1" office:value-type="string">
            <text:p text:style-name="P41"><text:bookmark text:name="_xl0boa2wunxk"/>[Indicar sólo una opción]</text:p>
          </table:table-cell>
        </table:table-row>
        <table:table-row table:style-name="Table3.1">
          <table:table-cell table:style-name="Table3.A14" table:number-columns-spanned="3" office:value-type="string">
            <text:p text:style-name="P39"><text:bookmark text:name="_h6tqplmlba65"/>El documento no requiere de cambios para ser aceptado.</text:p>
            <text:p text:style-name="P39"><text:bookmark text:name="_4t1zr6fhq4dp"/>El documento requiere de cambios menores para ser aceptado.</text:p>
            <text:p text:style-name="P39"><text:bookmark text:name="_q4jn2hkmzlu0"/>El documento requiere de cambios mayores para ser aceptado.</text:p>
          </table:table-cell>
          <table:covered-table-cell/>
          <table:covered-table-cell/>
          <table:table-cell table:style-name="Table3.D14" office:value-type="string">
            <text:p text:style-name="P13"><text:bookmark text:name="_hqvtpzp705ak"/><text:s text:c="2"/>[ <text:s/>]</text:p>
            <text:p text:style-name="P13"><text:bookmark text:name="_7uhb09hs15hg"/><text:s text:c="2"/>[ <text:span text:style-name="T4">X</text:span> ]</text:p>
            <text:p text:style-name="P13"><text:bookmark text:name="_rzhtoigccvse"/><text:s text:c="2"/>[ <text:s/>]</text:p>
          </table:table-cell>
        </table:table-row>
        <table:table-row table:style-name="Table3.1">
          <table:table-cell table:style-name="Table3.A1" table:number-columns-spanned="4" office:value-type="string">
            <text:p text:style-name="P40"><text:bookmark text:name="_kdvcguo5c5kp"/>Evaluación específica de cada ítem de acuerdo con el Procedimiento General correspondiente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6" table:number-columns-spanned="2" office:value-type="string">
            <text:p text:style-name="P40"><text:bookmark text:name="_wrixy4az8j7q"/>Descripción del ítem específico Nº1</text:p>
          </table:table-cell>
          <table:covered-table-cell/>
          <table:table-cell table:style-name="Table3.A1" table:number-columns-spanned="2" office:value-type="string">
            <text:p text:style-name="P41"><text:bookmark text:name="_vfv0ctos76rp"/>[Indicar sólo una opción]</text:p>
          </table:table-cell>
          <table:covered-table-cell/>
        </table:table-row>
        <table:table-row table:style-name="Table3.1">
          <table:table-cell table:style-name="Table3.A17" table:number-columns-spanned="2" office:value-type="string">
            <text:p text:style-name="P59"><text:bookmark text:name="docs-internal-guid-7428dc10-ccf8-6e8d-b09d-e29e0429b479"/>“Evaluación de la idoneidad de la información y, en los casos en que proceda, de los datos y otras estadísticas utilizadas como información aportada para elaborar el documento. <text:span text:style-name="T11">Las entregas deben compararse con la etapa 3”</text:span> <text:span text:style-name="T10">(EN50126-6-3-1-5-1 puntos a y b)</text:span></text:p>
            <text:p text:style-name="P57"/>
          </table:table-cell>
          <table:covered-table-cell/>
          <table:table-cell table:style-name="Table3.C17" table:number-columns-spanned="2" office:value-type="string">
            <text:p text:style-name="P17"><text:bookmark text:name="_hpddz0ntip2z"/>[ <text:s/>] Este ítem ha sido adecuadamente realizado.</text:p>
            <text:p text:style-name="P17"><text:bookmark text:name="_hpddz0ntip2z1"/>[ <text:span text:style-name="T4">X </text:span>] Se requiere de cambios menores en este ítem.</text:p>
            <text:p text:style-name="P17"><text:bookmark text:name="_hpddz0ntip2z2"/>[ <text:s/>] Se requiere de cambios mayores en este ítem.</text:p>
          </table:table-cell>
          <table:covered-table-cell/>
        </table:table-row>
        <text:soft-page-break/>
        <table:table-row table:style-name="Table3.1">
          <table:table-cell table:style-name="Table3.A18" table:number-columns-spanned="4" office:value-type="string">
            <text:p text:style-name="P40"><text:bookmark text:name="_bshdnnk6wmi4"/>Justificación de la opinión del revisor en relación con el ítem específico Nº1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9" table:number-columns-spanned="4" office:value-type="string">
            <text:p text:style-name="P51">La mayoría de las observaciones tienden a refozar la consistencia de éstos registros con lo documentado en las fases anteriores (especialmente la<text:span text:style-name="T11">s</text:span> <text:span text:style-name="T10">condiciones de aplicación</text:span>)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0" table:number-columns-spanned="4" office:value-type="string">
            <text:p text:style-name="P40"><text:bookmark text:name="_cztiu7n83ipz"/>Listado de observaciones en relación con la revisión del ítem específico Nº1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1" office:value-type="string">
            <text:p text:style-name="P39"><text:bookmark text:name="_uymwtve3hvjg"/>1</text:p>
          </table:table-cell>
          <table:table-cell table:style-name="Table3.B21" table:number-columns-spanned="3" office:value-type="string">
            <text:p text:style-name="P50">Punto fuerte: <text:span text:style-name="T10">correcta </text:span>aplicación correcta del PG</text:p>
          </table:table-cell>
          <table:covered-table-cell/>
          <table:covered-table-cell/>
        </table:table-row>
        <table:table-row table:style-name="Table3.1">
          <table:table-cell table:style-name="Table3.A22" office:value-type="string">
            <text:p text:style-name="P55">2</text:p>
          </table:table-cell>
          <table:table-cell table:style-name="Table3.B22" table:number-columns-spanned="3" office:value-type="string">
            <text:p text:style-name="P46"><text:span text:style-name="T6">Oportunidad de mejora: </text:span>No hay evidencia del <text:span text:style-name="T5">origen del ítem (si fue elicitado en colaboración con el cliente <text:s/>o fue elaborado internamente por el proyecto)</text:span>.</text:p>
          </table:table-cell>
          <table:covered-table-cell/>
          <table:covered-table-cell/>
        </table:table-row>
        <table:table-row table:style-name="Table3.1">
          <table:table-cell table:style-name="Table3.A23" table:number-columns-spanned="4" office:value-type="string">
            <text:p text:style-name="P51"/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table:number-columns-spanned="2" office:value-type="string">
                  <text:p text:style-name="P40">Descripción del ítem específico Nº<text:span text:style-name="T11">2</text:span></text:p>
                </table:table-cell>
                <table:covered-table-cell/>
                <table:table-cell table:style-name="Tabla1.C1" office:value-type="string">
                  <text:p text:style-name="P41">[Indicar sólo una opción]</text:p>
                </table:table-cell>
              </table:table-row>
              <table:table-row table:style-name="Tabla1.1">
                <table:table-cell table:style-name="Tabla1.A2" table:number-columns-spanned="2" office:value-type="string">
                  <text:p text:style-name="P62">EN50126-6-3-1-5-1:</text:p>
                  <text:p text:style-name="P67">“c) evaluación de la integridad de la gestión de riesgos;</text:p>
                  <text:p text:style-name="P42"><text:span text:style-name="T11">d) evaluación de la clasificación de la aceptabilidad de los riesgos;”</text:span> </text:p>
                </table:table-cell>
                <table:covered-table-cell/>
                <table:table-cell table:style-name="Tabla1.C2" office:value-type="string">
                  <text:p text:style-name="P17">[ <text:s/>] Este ítem ha sido adecuadamente realizado.</text:p>
                  <text:p text:style-name="P17"><text:bookmark text:name="_hpddz0ntip2z17"/>[ <text:span text:style-name="T13">X</text:span> ] Se requiere de cambios menores en este ítem.</text:p>
                  <text:p text:style-name="P17"><text:bookmark text:name="_hpddz0ntip2z27"/>[ <text:s/>] Se requiere de cambios mayores en este ítem.</text:p>
                </table:table-cell>
              </table:table-row>
              <table:table-row table:style-name="Tabla1.1">
                <table:table-cell table:style-name="Tabla1.A1" table:number-columns-spanned="3" office:value-type="string">
                  <text:p text:style-name="P40">Justificación de la opinión del revisor en relación con el ítem específico Nº<text:span text:style-name="T11">2</text:span></text:p>
                </table:table-cell>
                <table:covered-table-cell/>
                <table:covered-table-cell/>
              </table:table-row>
              <table:table-row table:style-name="Tabla1.1">
                <table:table-cell table:style-name="Tabla1.A4" table:number-columns-spanned="3" office:value-type="string">
                  <text:p text:style-name="P54">Se entiende que otros documentos complementan a R_ARI_10, pero su vinculación no es explícita (o no se presentó evidencia de su existencia).</text:p>
                </table:table-cell>
                <table:covered-table-cell/>
                <table:covered-table-cell/>
              </table:table-row>
              <table:table-row table:style-name="Tabla1.1">
                <table:table-cell table:style-name="Tabla1.A1" table:number-columns-spanned="3" office:value-type="string">
                  <text:p text:style-name="P40">Listado de observaciones en relación con la revisión del ítem específico Nº<text:span text:style-name="T11">2</text:span></text:p>
                </table:table-cell>
                <table:covered-table-cell/>
                <table:covered-table-cell/>
              </table:table-row>
              <table:table-row table:style-name="Tabla1.1">
                <table:table-cell table:style-name="Tabla1.A6" office:value-type="string">
                  <text:p text:style-name="P39">1</text:p>
                </table:table-cell>
                <table:table-cell table:style-name="Tabla1.B6" table:number-columns-spanned="2" office:value-type="string">
                  <text:p text:style-name="P53">No-conformidad menor: Debe explicitamente aclararse que el documento corresponde al paso 1 del procedimiento del punto 7.3 del documento R_DCP_10 “Definición conceptual del proyecto”, y explicitar el vinculo <text:s/>a los documentos que cumplan con los pasos siguientes. Éstos deben incluír la evaluación del pnto 15 del citado R_DCP_10 (“15 Criterios de tolerabilidad de riesgos”)</text:p>
                </table:table-cell>
                <table:covered-table-cell/>
              </table:table-row>
            </table:table>
            <text:p text:style-name="Standard"><text:s/></text:p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table:number-columns-spanned="2" office:value-type="string">
                  <text:p text:style-name="P40">Descripción del ítem específico Nº<text:span text:style-name="T11">3</text:span></text:p>
                </table:table-cell>
                <table:covered-table-cell/>
                <table:table-cell table:style-name="Tabla2.C1" office:value-type="string">
                  <text:p text:style-name="P41">[Indicar sólo una opción]</text:p>
                </table:table-cell>
              </table:table-row>
              <table:table-row table:style-name="Tabla2.1">
                <table:table-cell table:style-name="Tabla2.A2" table:number-columns-spanned="2" office:value-type="string">
                  <text:p text:style-name="P70">EN50126-6-3-1-5-1:</text:p>
                  <text:p text:style-name="P42"><text:span text:style-name="T12">“</text:span><text:span text:style-name="T11">e) evaluación de la idoneidad del proceso del Registro de Peligros correspondiente al sistema de que se trata;</text:span></text:p>
                  <text:p text:style-name="P67">f) evaluación de la idoneidad de los métodos, herramientas y técnicas utilizadas en la fase;</text:p>
                  <text:p text:style-name="P67">g) evaluación de la competencia de todo el personal que realice tareas en la fase.”</text:p>
                </table:table-cell>
                <table:covered-table-cell/>
                <table:table-cell table:style-name="Tabla2.C2" office:value-type="string">
                  <text:p text:style-name="P17">[ <text:s/>] Este ítem ha sido adecuadamente realizado.</text:p>
                  <text:p text:style-name="P17"><text:bookmark text:name="_hpddz0ntip2z18"/>[ <text:span text:style-name="T14">x</text:span> ] Se requiere de cambios menores en este ítem.</text:p>
                  <text:p text:style-name="P17"><text:bookmark text:name="_hpddz0ntip2z28"/>[ <text:s/>] Se requiere de cambios mayores en este ítem.</text:p>
                </table:table-cell>
              </table:table-row>
              <table:table-row table:style-name="Tabla2.1">
                <table:table-cell table:style-name="Tabla2.A1" table:number-columns-spanned="3" office:value-type="string">
                  <text:p text:style-name="P40">Justificación de la opinión del revisor en relación con el ítem específico Nº<text:span text:style-name="T11">3</text:span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4" table:number-columns-spanned="3" office:value-type="string">
                  <text:p text:style-name="P39"/>
                </table:table-cell>
                <table:covered-table-cell/>
                <table:covered-table-cell/>
              </table:table-row>
              <table:table-row table:style-name="Tabla2.1">
                <table:table-cell table:style-name="Tabla2.A1" table:number-columns-spanned="3" office:value-type="string">
                  <text:p text:style-name="P40">Listado de observaciones en relación con la revisión del ítem específico Nº<text:span text:style-name="T11">3</text:span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6" office:value-type="string">
                  <text:p text:style-name="P52">1</text:p>
                </table:table-cell>
                <table:table-cell table:style-name="Tabla2.B6" table:number-columns-spanned="2" office:value-type="string">
                  <text:p text:style-name="P46"><text:span text:style-name="T6">Observación: refierir <text:s/>explícitamente al procedimiento utilizado en el relevamiento (para trazabilidad inversa)</text:span>. <text:span text:style-name="T11">Se supone que es el punto 7.1.2 de PG_ARI_10, pero:</text:span></text:p>
                  <text:p text:style-name="P58">* <text:span text:style-name="T13">no está citado (para trazabilidad inversa)</text:span></text:p>
                  <text:p text:style-name="P58">* <text:span text:style-name="T13">ese es un procedimiento genérico. Sería conveniente detallar los preocedimientos específicos aplicados.</text:span></text:p>
                </table:table-cell>
                <table:covered-table-cell/>
              </table:table-row>
              <table:table-row table:style-name="Tabla2.1">
                <table:table-cell table:style-name="Tabla2.A7" office:value-type="string">
                  <text:p text:style-name="P52">2</text:p>
                </table:table-cell>
                <table:table-cell table:style-name="Tabla2.B7" table:number-columns-spanned="2" office:value-type="string">
                  <text:p text:style-name="P47"><text:span text:style-name="T13">No-conformidad menor: </text:span>No está especificado quien <text:span text:style-name="T8">cumplió el rol de </text:span>“supervisor de Operaciones” a cargo <text:s/>del procedimiento de relevamiento se situaciones de posible peligro (puede no ser la misma que la redactora <text:soft-page-break/>del documento “R”). <text:span text:style-name="T13">Dado que todo el personal que figura en la documentación de fase 1 cumple con la idoneidad necesaria, se supone conforme éste punto.</text:span></text:p>
                </table:table-cell>
                <table:covered-table-cell/>
              </table:table-row>
            </table:table>
            <text:p text:style-name="Standard"/>
            <text:p text:style-name="P61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4" table:number-columns-spanned="4" office:value-type="string">
            <text:p text:style-name="P40"><text:bookmark text:name="_m5l31lpectts"/>Indicar aquí si existen errores o insuficiencias que hagan necesaria la revisión de documentos previos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5" table:number-columns-spanned="4" office:value-type="string">
            <text:p text:style-name="P48"><text:bookmark-start text:name="__DdeLink__20937_497126134"/><text:bookmark text:name="_326rbku6ebwo"/>No se encontraron<text:bookmark-end text:name="__DdeLink__20937_497126134"/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6" table:number-columns-spanned="4" office:value-type="string">
            <text:p text:style-name="P40"><text:bookmark text:name="_326rbku6ebwo1"/>Evaluación global del documento y recomendaciones generales por parte del revisor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7" table:number-columns-spanned="4" office:value-type="string">
            <text:p text:style-name="P49"><text:bookmark text:name="_jfwv82bqim8i"/>El documento se encuentra en buena forma como para ser <text:span text:style-name="T9">mejorado </text:span>iterativamente.</text:p>
          </table:table-cell>
          <table:covered-table-cell/>
          <table:covered-table-cell/>
          <table:covered-table-cell/>
        </table:table-row>
      </table:table>
      <text:p text:style-name="P35"><text:bookmark text:name="_qigcibrryx1f"/></text:p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51cm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fo:background-color="#ffffff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>
        <style:tab-stops>
          <style:tab-stop style:position="0.75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>
        <style:tab-stops>
          <style:tab-stop style:position="0.75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>
        <style:tab-stops>
          <style:tab-stop style:position="0.75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27cm" fo:margin-right="0cm" fo:text-align="center" style:justify-single-word="false" fo:keep-together="always" fo:text-indent="0cm" style:auto-text-indent="false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27cm" fo:margin-right="0cm" fo:text-align="center" style:justify-single-word="false" fo:keep-together="always" fo:text-indent="0cm" style:auto-text-indent="false" fo:keep-with-next="always">
        <style:tab-stops>
          <style:tab-stop style:position="0.751cm"/>
        </style:tab-stops>
      </style:paragraph-properties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text-align="start" style:justify-single-word="false" fo:keep-together="always" fo:keep-with-next="always">
        <style:tab-stops>
          <style:tab-stop style:position="0.501cm"/>
        </style:tab-stops>
      </style:paragraph-properties>
      <style:text-properties style:font-name="Cambria" fo:font-family="Cambria" style:font-family-generic="roman" style:font-pitch="variable" fo:font-size="30pt" fo:font-weight="bold" style:font-name-asian="Cambria1" style:font-family-asian="Cambria" style:font-family-generic-asian="system" style:font-pitch-asian="variable" style:font-size-asian="30pt" style:font-weight-asian="bold" style:font-name-complex="Cambria1" style:font-family-complex="Cambri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keep-together="always" fo:keep-with-next="alway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4" style:family="table">
      <style:table-properties style:width="19.129cm" fo:margin-left="-2.067cm" fo:margin-top="0cm" fo:margin-bottom="0cm" table:align="left"/>
    </style:style>
    <style:style style:name="Table4.A" style:family="table-column">
      <style:table-column-properties style:column-width="5.263cm"/>
    </style:style>
    <style:style style:name="Table4.B" style:family="table-column">
      <style:table-column-properties style:column-width="13.866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B1" style:family="table-cell">
      <style:table-cell-properties style:vertical-align="middle" fo:padding-left="0.191cm" fo:padding-right="0.191cm" fo:padding-top="0cm" fo:padding-bottom="0cm" fo:border="none"/>
    </style:style>
    <style:style style:name="Table4.3" style:family="table-row">
      <style:table-row-properties style:min-row-height="0.847cm" fo:keep-together="auto"/>
    </style:style>
    <style:style style:name="Table5" style:family="table">
      <style:table-properties style:width="19.05cm" fo:margin-left="-2.067cm" fo:margin-top="0cm" fo:margin-bottom="0cm" table:align="left"/>
    </style:style>
    <style:style style:name="Table5.A" style:family="table-column">
      <style:table-column-properties style:column-width="5.265cm"/>
    </style:style>
    <style:style style:name="Table5.B" style:family="table-column">
      <style:table-column-properties style:column-width="13.785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B1" style:family="table-cell">
      <style:table-cell-properties style:vertical-align="middle" fo:padding-left="0.191cm" fo:padding-right="0.191cm" fo:padding-top="0cm" fo:padding-bottom="0cm" fo:border="none"/>
    </style:style>
    <style:style style:name="Table5.3" style:family="table-row">
      <style:table-row-properties style:min-row-height="0.847cm" fo:keep-together="auto"/>
    </style:style>
    <style:style style:name="MP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variant="small-caps" fo:font-size="10pt" style:font-size-asian="10pt" style:font-size-complex="10pt"/>
    </style:style>
    <style:style style:name="MP2" style:family="paragraph" style:parent-style-name="Standard">
      <style:paragraph-properties fo:margin-top="0.501cm" fo:margin-bottom="0.529cm" loext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left="0cm" fo:margin-right="0.194cm" fo:margin-top="0.501cm" fo:margin-bottom="0.529cm" loext:contextual-spacing="false" fo:line-height="100%" fo:text-align="center" style:justify-single-word="false" fo:text-indent="-0.37cm" style:auto-text-indent="false" fo:padding="0cm" fo:border="none"/>
      <style:text-properties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6pt" style:font-size-asian="6pt" style:font-size-complex="6pt"/>
    </style:style>
    <style:style style:name="MP5" style:family="paragraph" style:parent-style-name="Standard">
      <style:paragraph-properties fo:margin-top="0cm" fo:margin-bottom="0.353cm" loext:contextual-spacing="false" fo:line-height="115%" fo:text-align="center" style:justify-single-word="false" fo:padding="0cm" fo:border="non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loext:contextual-spacing="false" fo:orphans="0" fo:widows="0" fo:padding="0cm" fo:border="none"/>
      <style:text-properties fo:font-variant="small-caps"/>
    </style:style>
    <style:style style:name="MP7" style:family="paragraph" style:parent-style-name="Standard">
      <style:paragraph-properties fo:margin-top="0cm" fo:margin-bottom="0cm" loext:contextual-spacing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font-size="6pt" style:font-size-asian="6pt" style:font-size-complex="6pt"/>
    </style:style>
    <style:style style:name="MP8" style:family="paragraph" style:parent-style-name="Standard">
      <style:paragraph-properties fo:margin-top="0cm" fo:margin-bottom="0cm" loext:contextual-spacing="false" fo:padding="0cm" fo:border="none"/>
    </style:style>
    <style:style style:name="MT1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5.008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3cm" fo:margin-right="3cm" fo:background-color="#ffffff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rows-spanned="3" office:value-type="string">
              <text:p text:style-name="MP2"><draw:frame draw:style-name="Mfr1" draw:name="image2.png" text:anchor-type="as-char" svg:width="5.001cm" svg:height="1.729cm" draw:z-index="4"><draw:image xlink:href="Pictures/10000201000001CD0000005BDE159F7DA6C34F62.png" xlink:type="simple" xlink:show="embed" xlink:actuate="onLoad"/></draw:frame></text:p>
            </table:table-cell>
            <table:table-cell table:style-name="Table4.B1" table:number-rows-spanned="3" office:value-type="string">
              <text:p text:style-name="MP3">Revisión del documento de<text:line-break/>&lt; … &gt;</text:p>
            </table:table-cell>
          </table:table-row>
          <table:table-row table:style-name="Table4.1">
            <table:covered-table-cell/>
            <table:covered-table-cell/>
          </table:table-row>
          <table:table-row table:style-name="Table4.3">
            <table:covered-table-cell/>
            <table:covered-table-cell/>
          </table:table-row>
        </table:table>
        <text:p text:style-name="MP4"/>
      </style:header>
      <style:footer>
        <text:p text:style-name="MP5"><text:span text:style-name="MT1">Página </text:span><text:span text:style-name="MT1"><text:page-number text:select-page="current">6</text:page-number></text:span><text:span text:style-name="MT1"> de </text:span><text:span text:style-name="MT1"><text:page-count>6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6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rows-spanned="3" office:value-type="string">
              <text:p text:style-name="MP2"><draw:frame draw:style-name="Mfr1" draw:name="image3.png" text:anchor-type="as-char" svg:width="5.001cm" svg:height="1.729cm" draw:z-index="5"><draw:image xlink:href="Pictures/10000201000001CD0000005BDE159F7DA6C34F62.png" xlink:type="simple" xlink:show="embed" xlink:actuate="onLoad"/></draw:frame></text:p>
            </table:table-cell>
            <table:table-cell table:style-name="Table5.B1" table:number-rows-spanned="3" office:value-type="string">
              <text:p text:style-name="MP3">F_REV_10 Revisión del registro de evidencia<text:line-break/>&lt; … &gt;</text:p>
            </table:table-cell>
          </table:table-row>
          <table:table-row table:style-name="Table5.1">
            <table:covered-table-cell/>
            <table:covered-table-cell/>
          </table:table-row>
          <table:table-row table:style-name="Table5.3">
            <table:covered-table-cell/>
            <table:covered-table-cell/>
          </table:table-row>
        </table:table>
        <text:p text:style-name="MP7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8-10T19:24:35.826524465</dc:date>
    <meta:editing-duration>PT48M18S</meta:editing-duration>
    <meta:editing-cycles>6</meta:editing-cycles>
    <meta:document-statistic meta:table-count="7" meta:image-count="2" meta:object-count="0" meta:page-count="6" meta:paragraph-count="122" meta:word-count="922" meta:character-count="5705" meta:non-whitespace-character-count="4882"/>
  </office:meta>
</office:document-meta>
</file>